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3" svg:font-family="Arial" style:font-adornments="Normal" style:font-family-generic="swiss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style:font-name="Arial" fo:font-size="7pt" officeooo:paragraph-rsid="0020548d" style:font-size-asian="7pt" style:font-size-complex="7pt"/>
    </style:style>
    <style:style style:name="P2" style:family="paragraph" style:parent-style-name="Standard">
      <style:paragraph-properties fo:margin-left="0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text-line-through-type="none" style:font-name="Arial1" fo:font-size="10pt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9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fo:font-weight="bold" officeooo:rsid="0023d653" style:font-weight-asian="bold" style:font-weight-complex="bold"/>
    </style:style>
    <style:style style:name="T2" style:family="text">
      <style:text-properties officeooo:rsid="0020548d"/>
    </style:style>
    <style:style style:name="T3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8.797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64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.01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.35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61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5.823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77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85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5.10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90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171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12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14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4.67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4.17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2.016cm" fo:min-width="18.98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4.411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2.3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2.81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2.858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.95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86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.77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2.425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3.42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3.699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8.994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fo:border="none #000000" style:vertical-pos="from-top" style:vertical-rel="paragraph-content" style:horizontal-pos="from-left" style:horizontal-rel="paragraph-content" draw:wrap-influence-on-position="once-concurrent" style:flow-with-text="false"/>
    </style:style>
    <style:style style:name="gr37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8.976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AgenciaCodigo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pfCnpj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edente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nderecoCedente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ontrol text:anchor-type="paragraph" draw:z-index="105" draw:name="txtNumeroDocumento" draw:style-name="gr36" draw:text-style-name="P9" svg:width="3.682cm" svg:height="0.396cm" svg:x="11.04cm" svg:y="10.643cm" draw:control="control55"/><draw:rect text:anchor-type="paragraph" draw:z-index="0" draw:style-name="gr1" draw:text-style-name="P3" svg:width="4.478cm" svg:height="1.235cm" svg:x="0.25cm" svg:y="1.64cm"><text:p/></draw:rect><draw:rect text:anchor-type="paragraph" draw:z-index="1" draw:style-name="gr1" draw:text-style-name="P3" svg:width="1.989cm" svg:height="1.241cm" svg:x="4.761cm" svg:y="1.64cm"><text:p/></draw:rect><draw:rect text:anchor-type="paragraph" draw:z-index="2" draw:style-name="gr1" draw:text-style-name="P3" svg:width="12.593cm" svg:height="1.23cm" svg:x="6.789cm" svg:y="1.64cm"><text:p/></draw:rect><draw:custom-shape text:anchor-type="paragraph" draw:z-index="3" draw:style-name="gr2" draw:text-style-name="P4" svg:width="8.937cm" svg:height="0.75cm" svg:x="0.25cm" svg:y="2.88cm"><text:p><text:span text:style-name="T3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3" draw:text-style-name="P4" svg:width="3.786cm" svg:height="0.75cm" svg:x="9.19cm" svg:y="2.88cm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4" draw:text-style-name="P4" svg:width="1.158cm" svg:height="0.75cm" svg:x="12.97cm" svg:y="2.88cm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5" draw:text-style-name="P4" svg:width="1.493cm" svg:height="0.75cm" svg:x="14.131cm" svg:y="2.88cm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6" draw:text-style-name="P4" svg:width="3.756cm" svg:height="0.75cm" svg:x="15.619cm" svg:y="2.88cm"><text:p><text:span text:style-name="T3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7" draw:text-style-name="P4" svg:width="5.963cm" svg:height="0.75cm" svg:x="0.25cm" svg:y="4.371cm"><text:p><text:span text:style-name="T3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8" draw:text-style-name="P4" svg:width="3.918cm" svg:height="0.75cm" svg:x="6.212cm" svg:y="4.371cm"><text:p><text:span text:style-name="T3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9" draw:text-style-name="P4" svg:width="4cm" svg:height="0.75cm" svg:x="10.13cm" svg:y="4.371cm"><text:p><text:span text:style-name="T3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10" draw:text-style-name="P4" svg:width="5.248cm" svg:height="0.75cm" svg:x="14.129cm" svg:y="4.371cm"><text:p><text:span text:style-name="T3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11" draw:text-style-name="P4" svg:width="4.042cm" svg:height="0.75cm" svg:x="0.25cm" svg:y="5.121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12" draw:text-style-name="P4" svg:width="3.312cm" svg:height="0.75cm" svg:x="4.292cm" svg:y="5.121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13" draw:text-style-name="P4" svg:width="3.264cm" svg:height="0.75cm" svg:x="7.602cm" svg:y="5.121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14" draw:text-style-name="P4" svg:width="3.289cm" svg:height="0.75cm" svg:x="10.841cm" svg:y="5.121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10" draw:text-style-name="P4" svg:width="5.248cm" svg:height="0.75cm" svg:x="14.129cm" svg:y="5.121cm"><text:p><text:span text:style-name="T3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15" draw:text-style-name="P4" svg:width="14.812cm" svg:height="0.75cm" svg:x="0.25cm" svg:y="6.62cm"><text:p><text:span text:style-name="T3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16" draw:text-style-name="P4" svg:width="4.315cm" svg:height="0.75cm" svg:x="15.065cm" svg:y="6.62cm"><text:p><text:span text:style-name="T3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17" draw:text-style-name="P6" svg:width="3.123cm" svg:height="0.385cm" svg:x="16.26cm" svg:y="1.101cm"><draw:text-box><text:p text:style-name="P5"><text:span text:style-name="T4">RECIBO DO SACADO</text:span></text:p></draw:text-box></draw:frame><draw:control text:anchor-type="paragraph" draw:z-index="20" draw:style-name="gr18" draw:text-style-name="P7" svg:width="3.527cm" svg:height="0.396cm" svg:x="9.329cm" svg:y="3.161cm" draw:control="control1"/><draw:control text:anchor-type="paragraph" draw:z-index="21" draw:style-name="gr18" draw:text-style-name="P7" svg:width="0.929cm" svg:height="0.396cm" svg:x="13.12cm" svg:y="3.161cm" draw:control="control2"/><draw:control text:anchor-type="paragraph" draw:z-index="22" draw:style-name="gr18" draw:text-style-name="P8" svg:width="4.123cm" svg:height="0.953cm" svg:x="0.46cm" svg:y="1.82cm" draw:control="control3"/><draw:control text:anchor-type="paragraph" draw:z-index="23" draw:style-name="gr18" draw:text-style-name="P7" svg:width="1.274cm" svg:height="0.396cm" svg:x="14.27cm" svg:y="3.161cm" draw:control="control4"/><draw:control text:anchor-type="paragraph" draw:z-index="24" draw:style-name="gr18" draw:text-style-name="P7" svg:width="3.555cm" svg:height="0.401cm" svg:x="15.739cm" svg:y="3.161cm" draw:control="control5"/><draw:control text:anchor-type="paragraph" draw:z-index="25" draw:name="txtNumeroDocumento" draw:style-name="gr18" draw:text-style-name="P9" svg:width="5.696cm" svg:height="0.396cm" svg:x="0.411cm" svg:y="4.673cm" draw:control="control6"/><draw:control text:anchor-type="paragraph" draw:z-index="26" draw:name="txtNumeroDocumento" draw:style-name="gr18" draw:text-style-name="P9" svg:width="3.682cm" svg:height="0.396cm" svg:x="6.341cm" svg:y="4.673cm" draw:control="control7"/><draw:control text:anchor-type="paragraph" draw:z-index="27" draw:name="txtNumeroDocumento" draw:style-name="gr18" draw:text-style-name="P9" svg:width="3.793cm" svg:height="0.396cm" svg:x="10.259cm" svg:y="4.673cm" draw:control="control8"/><draw:control text:anchor-type="paragraph" draw:z-index="28" draw:name="txtNumeroDocumento" draw:style-name="gr18" draw:text-style-name="P9" svg:width="5.024cm" svg:height="0.396cm" svg:x="14.268cm" svg:y="4.673cm" draw:control="control9"/><draw:control text:anchor-type="paragraph" draw:z-index="29" draw:name="txtNumeroDocumento" draw:style-name="gr18" draw:text-style-name="P9" svg:width="3.795cm" svg:height="0.396cm" svg:x="0.411cm" svg:y="5.422cm" draw:control="control10"/><draw:control text:anchor-type="paragraph" draw:z-index="30" draw:name="txtNumeroDocumento" draw:style-name="gr18" draw:text-style-name="P9" svg:width="3.086cm" svg:height="0.396cm" svg:x="4.42cm" svg:y="5.422cm" draw:control="control11"/><draw:control text:anchor-type="paragraph" draw:z-index="31" draw:name="txtNumeroDocumento" draw:style-name="gr18" draw:text-style-name="P9" svg:width="3.049cm" svg:height="0.396cm" svg:x="7.701cm" svg:y="5.422cm" draw:control="control12"/><draw:control text:anchor-type="paragraph" draw:z-index="32" draw:name="txtNumeroDocumento" draw:style-name="gr18" draw:text-style-name="P9" svg:width="3.049cm" svg:height="0.396cm" svg:x="10.966cm" svg:y="5.422cm" draw:control="control13"/><draw:control text:anchor-type="paragraph" draw:z-index="33" draw:name="txtNumeroDocumento" draw:style-name="gr18" draw:text-style-name="P9" svg:width="5.061cm" svg:height="0.396cm" svg:x="14.231cm" svg:y="5.422cm" draw:control="control14"/><draw:control text:anchor-type="paragraph" draw:z-index="34" draw:name="txtNumeroDocumento" draw:style-name="gr18" draw:text-style-name="P9" svg:width="14.537cm" svg:height="0.396cm" svg:x="0.411cm" svg:y="6.922cm" draw:control="control15"/><draw:line text:anchor-type="paragraph" draw:z-index="35" draw:style-name="gr19" draw:text-style-name="P3" svg:x1="0.252cm" svg:y1="7.904cm" svg:x2="19.38cm" svg:y2="7.904cm"><text:p/></draw:line><draw:custom-shape text:anchor-type="paragraph" draw:z-index="36" draw:style-name="gr20" draw:text-style-name="P4" svg:width="19.128cm" svg:height="2.066cm" svg:x="0.252cm" svg:y="16.335cm"><text:p><text:span text:style-name="T3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7" draw:style-name="gr21" draw:text-style-name="P10" svg:width="2.015cm" svg:height="0.248cm" svg:x="17.383cm" svg:y="7.638cm"><draw:text-box><text:p><text:span text:style-name="T5">Corte na linha abaixo</text:span></text:p></draw:text-box></draw:frame><draw:custom-shape text:anchor-type="paragraph" draw:z-index="38" draw:style-name="gr22" draw:text-style-name="P4" svg:width="14.579cm" svg:height="0.75cm" svg:x="0.25cm" svg:y="9.592cm"><text:p><text:span text:style-name="T3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3" draw:text-style-name="P4" svg:width="4.552cm" svg:height="0.75cm" svg:x="14.829cm" svg:y="9.592cm"><text:p><text:span text:style-name="T3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2" draw:text-style-name="P4" svg:width="14.579cm" svg:height="0.75cm" svg:x="0.25cm" svg:y="10.342cm"><text:p><text:span text:style-name="T3">Beneficiário <text:s text:c="162"/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3" draw:text-style-name="P4" svg:width="4.552cm" svg:height="0.75cm" svg:x="14.829cm" svg:y="10.342cm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3" draw:text-style-name="P4" svg:width="4.552cm" svg:height="0.75cm" svg:x="14.829cm" svg:y="11.091cm"><text:p><text:span text:style-name="T3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3" draw:text-style-name="P4" svg:width="4.552cm" svg:height="0.75cm" svg:x="14.829cm" svg:y="11.841cm"><text:p><text:span text:style-name="T3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3" draw:text-style-name="P4" svg:width="4.552cm" svg:height="0.75cm" svg:x="14.829cm" svg:y="12.591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3" draw:text-style-name="P4" svg:width="4.552cm" svg:height="0.75cm" svg:x="14.829cm" svg:y="13.34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3" draw:text-style-name="P4" svg:width="4.552cm" svg:height="0.75cm" svg:x="14.829cm" svg:y="14.09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3" draw:text-style-name="P4" svg:width="4.552cm" svg:height="0.75cm" svg:x="14.829cm" svg:y="14.84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3" draw:text-style-name="P4" svg:width="4.552cm" svg:height="0.75cm" svg:x="14.829cm" svg:y="15.589cm"><text:p><text:span text:style-name="T3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4" draw:text-style-name="P4" svg:width="2.534cm" svg:height="0.75cm" svg:x="0.25cm" svg:y="11.091cm"><text:p><text:span text:style-name="T3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5" draw:text-style-name="P4" svg:width="2.952cm" svg:height="0.75cm" svg:x="2.783cm" svg:y="11.091cm"><text:p><text:span text:style-name="T3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6" draw:text-style-name="P4" svg:width="2.998cm" svg:height="0.75cm" svg:x="5.734cm" svg:y="11.091cm"><text:p><text:span text:style-name="T3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7" draw:text-style-name="P4" svg:width="2.095cm" svg:height="0.75cm" svg:x="8.731cm" svg:y="11.091cm"><text:p><text:span text:style-name="T3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8" draw:text-style-name="P4" svg:width="4.005cm" svg:height="0.75cm" svg:x="10.825cm" svg:y="11.091cm"><text:p><text:span text:style-name="T3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4" draw:text-style-name="P4" svg:width="2.534cm" svg:height="0.75cm" svg:x="0.25cm" svg:y="11.841cm"><text:p><text:span text:style-name="T3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9" draw:text-style-name="P4" svg:width="1.916cm" svg:height="0.75cm" svg:x="2.783cm" svg:y="11.841cm"><text:p><text:span text:style-name="T3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30" draw:text-style-name="P4" svg:width="2.565cm" svg:height="0.75cm" svg:x="4.699cm" svg:y="11.841cm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31" draw:text-style-name="P4" svg:width="3.562cm" svg:height="0.75cm" svg:x="7.264cm" svg:y="11.841cm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8" draw:text-style-name="P4" svg:width="4.005cm" svg:height="0.75cm" svg:x="10.825cm" svg:y="11.841cm"><text:p><text:span text:style-name="T3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32" draw:text-style-name="P4" svg:width="14.579cm" svg:height="3.749cm" svg:x="0.25cm" svg:y="12.591cm"><text:p><text:span text:style-name="T3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0" draw:style-name="gr33" draw:text-style-name="P6" svg:width="3.915cm" svg:height="0.327cm" svg:x="15.466cm" svg:y="18.565cm"><draw:text-box><text:p text:style-name="P5"><text:span text:style-name="T4">FICHA DE COMPENSAÇÃO</text:span></text:p></draw:text-box></draw:frame><draw:frame text:anchor-type="paragraph" draw:z-index="61" draw:style-name="gr34" draw:text-style-name="P10" svg:width="2.357cm" svg:height="0.332cm" svg:x="12.487cm" svg:y="18.593cm"><draw:text-box><text:p><text:span text:style-name="T5">Autenticação Mecânica</text:span></text:p></draw:text-box></draw:frame><draw:control text:anchor-type="paragraph" draw:z-index="62" draw:style-name="gr18" draw:text-style-name="P11" svg:width="1.851cm" svg:height="0.952cm" svg:x="4.83cm" svg:y="1.829cm" draw:control="control16"/><draw:control text:anchor-type="paragraph" draw:z-index="63" draw:style-name="gr18" draw:text-style-name="P12" svg:width="12.286cm" svg:height="0.953cm" svg:x="6.939cm" svg:y="1.829cm" draw:control="control17"/><draw:rect text:anchor-type="paragraph" draw:z-index="64" draw:style-name="gr1" draw:text-style-name="P3" svg:width="4.478cm" svg:height="1.235cm" svg:x="0.25cm" svg:y="8.352cm"><text:p/></draw:rect><draw:rect text:anchor-type="paragraph" draw:z-index="65" draw:style-name="gr1" draw:text-style-name="P3" svg:width="1.989cm" svg:height="1.241cm" svg:x="4.763cm" svg:y="8.352cm"><text:p/></draw:rect><draw:rect text:anchor-type="paragraph" draw:z-index="66" draw:style-name="gr1" draw:text-style-name="P3" svg:width="12.593cm" svg:height="1.23cm" svg:x="6.787cm" svg:y="8.354cm"><text:p/></draw:rect><draw:control text:anchor-type="paragraph" draw:z-index="67" draw:style-name="gr18" draw:text-style-name="P8" svg:width="4.123cm" svg:height="0.953cm" svg:x="0.455cm" svg:y="8.507cm" draw:control="control18"/><draw:control text:anchor-type="paragraph" draw:z-index="68" draw:style-name="gr18" draw:text-style-name="P11" svg:width="1.851cm" svg:height="0.952cm" svg:x="4.835cm" svg:y="8.509cm" draw:control="control19"/><draw:control text:anchor-type="paragraph" draw:z-index="69" draw:style-name="gr18" draw:text-style-name="P12" svg:width="12.286cm" svg:height="0.953cm" svg:x="6.939cm" svg:y="8.507cm" draw:control="control20"/><draw:control text:anchor-type="paragraph" draw:z-index="70" draw:style-name="gr18" draw:text-style-name="P9" svg:width="14.311cm" svg:height="0.396cm" svg:x="0.411cm" svg:y="9.901cm" draw:control="control21"/><draw:control text:anchor-type="paragraph" draw:z-index="71" draw:style-name="gr18" draw:text-style-name="P9" svg:width="14.311cm" svg:height="0.396cm" svg:x="0.411cm" svg:y="10.643cm" draw:control="control22"/><draw:control text:anchor-type="paragraph" draw:z-index="72" draw:style-name="gr18" draw:text-style-name="P9" svg:width="4.313cm" svg:height="0.396cm" svg:x="14.94cm" svg:y="9.901cm" draw:control="control23"/><draw:control text:anchor-type="paragraph" draw:z-index="73" draw:style-name="gr18" draw:text-style-name="P9" svg:width="4.313cm" svg:height="0.396cm" svg:x="14.94cm" svg:y="10.643cm" draw:control="control24"/><draw:control text:anchor-type="paragraph" draw:z-index="74" draw:style-name="gr18" draw:text-style-name="P9" svg:width="4.315cm" svg:height="0.396cm" svg:x="14.958cm" svg:y="12.146cm" draw:control="control25"/><draw:control text:anchor-type="paragraph" draw:z-index="75" draw:style-name="gr18" draw:text-style-name="P9" svg:width="4.315cm" svg:height="0.396cm" svg:x="14.958cm" svg:y="11.368cm" draw:control="control26"/><draw:control text:anchor-type="paragraph" draw:z-index="76" draw:style-name="gr18" draw:text-style-name="P9" svg:width="4.315cm" svg:height="0.396cm" svg:x="14.958cm" svg:y="12.892cm" draw:control="control27"/><draw:control text:anchor-type="paragraph" draw:z-index="77" draw:style-name="gr18" draw:text-style-name="P9" svg:width="4.315cm" svg:height="0.396cm" svg:x="14.958cm" svg:y="13.642cm" draw:control="control28"/><draw:control text:anchor-type="paragraph" draw:z-index="78" draw:style-name="gr18" draw:text-style-name="P9" svg:width="4.315cm" svg:height="0.396cm" svg:x="14.958cm" svg:y="14.392cm" draw:control="control29"/><draw:control text:anchor-type="paragraph" draw:z-index="79" draw:style-name="gr18" draw:text-style-name="P9" svg:width="4.315cm" svg:height="0.396cm" svg:x="14.958cm" svg:y="15.141cm" draw:control="control30"/><draw:control text:anchor-type="paragraph" draw:z-index="80" draw:style-name="gr18" draw:text-style-name="P9" svg:width="2.271cm" svg:height="0.396cm" svg:x="0.411cm" svg:y="11.368cm" draw:control="control31"/><draw:control text:anchor-type="paragraph" draw:z-index="81" draw:style-name="gr18" draw:text-style-name="P9" svg:width="2.73cm" svg:height="0.396cm" svg:x="2.91cm" svg:y="11.368cm" draw:control="control32"/><draw:control text:anchor-type="paragraph" draw:z-index="82" draw:style-name="gr18" draw:text-style-name="P9" svg:width="2.786cm" svg:height="0.396cm" svg:x="5.856cm" svg:y="11.368cm" draw:control="control33"/><draw:control text:anchor-type="paragraph" draw:z-index="83" draw:style-name="gr18" draw:text-style-name="P9" svg:width="1.853cm" svg:height="0.396cm" svg:x="8.878cm" svg:y="11.368cm" draw:control="control34"/><draw:control text:anchor-type="paragraph" draw:z-index="84" draw:style-name="gr18" draw:text-style-name="P9" svg:width="3.774cm" svg:height="0.396cm" svg:x="10.966cm" svg:y="11.368cm" draw:control="control35"/><draw:control text:anchor-type="paragraph" draw:z-index="85" draw:style-name="gr18" draw:text-style-name="P9" svg:width="2.271cm" svg:height="0.396cm" svg:x="0.411cm" svg:y="12.146cm" draw:control="control36"/><draw:control text:anchor-type="paragraph" draw:z-index="86" draw:style-name="gr18" draw:text-style-name="P9" svg:width="1.692cm" svg:height="0.401cm" svg:x="2.905cm" svg:y="12.146cm" draw:control="control37"/><draw:control text:anchor-type="paragraph" draw:z-index="87" draw:style-name="gr18" draw:text-style-name="P9" svg:width="2.304cm" svg:height="0.401cm" svg:x="4.847cm" svg:y="12.146cm" draw:control="control38"/><draw:control text:anchor-type="paragraph" draw:z-index="88" draw:style-name="gr18" draw:text-style-name="P9" svg:width="3.301cm" svg:height="0.401cm" svg:x="7.435cm" svg:y="12.146cm" draw:control="control39"/><draw:control text:anchor-type="paragraph" draw:z-index="89" draw:style-name="gr18" draw:text-style-name="P9" svg:width="3.793cm" svg:height="0.401cm" svg:x="10.966cm" svg:y="12.146cm" draw:control="control40"/><draw:control text:anchor-type="paragraph" draw:z-index="90" draw:style-name="gr18" draw:text-style-name="P9" svg:width="4.315cm" svg:height="0.396cm" svg:x="14.958cm" svg:y="15.909cm" draw:control="control41"/><draw:control text:anchor-type="paragraph" draw:z-index="91" draw:style-name="gr18" draw:text-style-name="P13" svg:width="18.864cm" svg:height="0.401cm" svg:x="0.411cm" svg:y="16.655cm" draw:control="control42"/><draw:control text:anchor-type="paragraph" draw:z-index="92" draw:style-name="gr18" draw:text-style-name="P8" svg:width="10.891cm" svg:height="1.301cm" svg:x="0.252cm" svg:y="18.591cm" draw:control="control43"/><draw:custom-shape text:anchor-type="paragraph" draw:z-index="93" draw:style-name="gr35" draw:text-style-name="P4" svg:width="19.134cm" svg:height="0.75cm" svg:x="0.25cm" svg:y="5.87cm"><text:p><text:span text:style-name="T3">Pagador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4" draw:name="txtNumeroDocumento" draw:style-name="gr18" draw:text-style-name="P9" svg:width="18.834cm" svg:height="0.396cm" svg:x="0.411cm" svg:y="6.172cm" draw:control="control44"/><draw:control text:anchor-type="paragraph" draw:z-index="95" draw:name="txtNumeroDocumento" draw:style-name="gr18" draw:text-style-name="P9" svg:width="14.292cm" svg:height="0.396cm" svg:x="0.409cm" svg:y="12.922cm" draw:control="control45"/><draw:control text:anchor-type="paragraph" draw:z-index="96" draw:name="txtNumeroDocumento" draw:style-name="gr18" draw:text-style-name="P9" svg:width="14.292cm" svg:height="0.396cm" svg:x="0.409cm" svg:y="13.34cm" draw:control="control46"/><draw:control text:anchor-type="paragraph" draw:z-index="97" draw:name="txtNumeroDocumento" draw:style-name="gr18" draw:text-style-name="P9" svg:width="14.292cm" svg:height="0.396cm" svg:x="0.409cm" svg:y="13.758cm" draw:control="control47"/><draw:control text:anchor-type="paragraph" draw:z-index="98" draw:name="txtNumeroDocumento" draw:style-name="gr18" draw:text-style-name="P9" svg:width="14.292cm" svg:height="0.396cm" svg:x="0.409cm" svg:y="14.176cm" draw:control="control48"/><draw:control text:anchor-type="paragraph" draw:z-index="99" draw:name="txtNumeroDocumento" draw:style-name="gr18" draw:text-style-name="P9" svg:width="14.292cm" svg:height="0.396cm" svg:x="0.409cm" svg:y="14.612cm" draw:control="control49"/><draw:control text:anchor-type="paragraph" draw:z-index="100" draw:name="txtNumeroDocumento" draw:style-name="gr18" draw:text-style-name="P9" svg:width="14.292cm" svg:height="0.396cm" svg:x="0.409cm" svg:y="15.03cm" draw:control="control50"/><draw:control text:anchor-type="paragraph" draw:z-index="101" draw:name="txtNumeroDocumento" draw:style-name="gr18" draw:text-style-name="P9" svg:width="14.292cm" svg:height="0.396cm" svg:x="0.409cm" svg:y="15.448cm" draw:control="control51"/><draw:control text:anchor-type="paragraph" draw:z-index="102" draw:name="txtNumeroDocumento" draw:style-name="gr18" draw:text-style-name="P9" svg:width="14.292cm" svg:height="0.396cm" svg:x="0.409cm" svg:y="15.879cm" draw:control="control52"/><draw:control text:anchor-type="paragraph" draw:z-index="103" draw:style-name="gr18" draw:text-style-name="P13" svg:width="18.864cm" svg:height="0.401cm" svg:x="0.411cm" svg:y="17.082cm" draw:control="control53"/><draw:control text:anchor-type="paragraph" draw:z-index="104" draw:style-name="gr18" draw:text-style-name="P13" svg:width="18.864cm" svg:height="0.401cm" svg:x="0.411cm" svg:y="17.5cm" draw:control="control54"/><draw:custom-shape text:anchor-type="paragraph" draw:z-index="106" draw:style-name="gr37" draw:text-style-name="P4" svg:width="19.116cm" svg:height="0.75cm" svg:x="0.259cm" svg:y="3.62cm"><text:p><text:span text:style-name="T3">Endereço Beneficiário / Sacador Avalista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07" draw:style-name="gr18" draw:text-style-name="P9" svg:width="8.699cm" svg:height="0.396cm" svg:x="0.409cm" svg:y="3.161cm" draw:control="control56"/><draw:control text:anchor-type="paragraph" draw:z-index="108" draw:style-name="gr18" draw:text-style-name="P9" svg:width="18.945cm" svg:height="0.396cm" svg:x="0.379cm" svg:y="3.9cm" draw:control="control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3" svg:font-family="Arial" style:font-adornments="Normal" style:font-family-generic="swiss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style:font-name="Arial" fo:font-size="7pt" officeooo:paragraph-rsid="0020548d" style:font-size-asian="7pt" style:font-size-complex="7pt"/>
    </style:style>
    <style:style style:name="MT1" style:family="text">
      <style:text-properties fo:font-weight="bold" officeooo:rsid="0023d653" style:font-weight-asian="bold" style:font-weight-complex="bold"/>
    </style:style>
    <style:style style:name="MT2" style:family="text">
      <style:text-properties officeooo:rsid="0020548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<text:span text:style-name="MT1">or BrERP</text:span> – <text:span text:style-name="MT2">http://brerp.com.br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isael Queiroz</meta:initial-creator>
    <meta:creation-date>2008-01-18T19:37:11</meta:creation-date>
    <dc:date>2016-06-23T12:15:55.235017966</dc:date>
    <meta:editing-cycles>131</meta:editing-cycles>
    <meta:editing-duration>PT8H52M49S</meta:editing-duration>
    <dc:description>http://brerp.com.br/</dc:description>
    <dc:subject>Boleto</dc:subject>
    <dc:title>Boleto Padrão BrERP</dc:title>
    <dc:creator>Gabriel Schneider</dc:creator>
    <meta:keyword>Boleto</meta:keyword>
    <meta:keyword>BrERP</meta:keyword>
    <meta:document-statistic meta:table-count="0" meta:image-count="0" meta:object-count="0" meta:page-count="1" meta:paragraph-count="1" meta:word-count="4" meta:character-count="39" meta:non-whitespace-character-count="35"/>
    <meta:user-defined meta:name="Info 1"/>
    <meta:user-defined meta:name="Info 2"/>
    <meta:user-defined meta:name="Info 3"/>
    <meta:user-defined meta:name="Info 4"/>
  </office:meta>
</office:document-meta>
</file>